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4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2"/>
          <table:table-cell office:value-type="string" calcext:value-type="string">
            <text:p>Inspiration</text:p>
          </table:table-cell>
          <table:table-cell table:number-columns-repeated="3"/>
        </table:table-row>
        <table:table-row table:style-name="ro1">
          <table:table-cell table:style-name="ce2" table:formula="of:=FLOOR(([.A6]-10)/2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" table:formula="of:=FLOOR((7+[.C1])/4)" office:value-type="float" office:value="2" calcext:value-type="float">
            <text:p>+2</text:p>
          </table:table-cell>
          <table:table-cell office:value-type="string" calcext:value-type="string">
            <text:p>Proficien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exterity</text:p>
          </table:table-cell>
          <table:table-cell table:number-columns-repeated="6"/>
        </table:table-row>
        <table:table-row table:style-name="ro1">
          <table:table-cell table:style-name="ce2" table:formula="of:=FLOOR(([.A9]-10)/2)" office:value-type="float" office:value="1" calcext:value-type="float">
            <text:p>+1</text:p>
          </table:table-cell>
          <table:table-cell/>
          <table:table-cell table:style-name="ce2" table:formula="of:=[.A5]" office:value-type="float" office:value="1" calcext:value-type="float">
            <text:p>+1</text:p>
          </table:table-cell>
          <table:table-cell table:formula="of:=[.A4]" office:value-type="string" office:string-value="Strength" calcext:value-type="string">
            <text:p>Streng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" table:formula="of:=[.A8]" office:value-type="float" office:value="1" calcext:value-type="float">
            <text:p>+1</text:p>
          </table:table-cell>
          <table:table-cell table:formula="of:=[.A7]" office:value-type="string" office:string-value="Dexterity" calcext:value-type="string">
            <text:p>Dexterit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nstitution</text:p>
          </table:table-cell>
          <table:table-cell/>
          <table:table-cell table:style-name="ce2" table:formula="of:=[.A11]" office:value-type="float" office:value="1" calcext:value-type="float">
            <text:p>+1</text:p>
          </table:table-cell>
          <table:table-cell table:formula="of:=[.A10]" office:value-type="string" office:string-value="Constitution" calcext:value-type="string">
            <text:p>Constitution</text:p>
          </table:table-cell>
          <table:table-cell table:number-columns-repeated="3"/>
        </table:table-row>
        <table:table-row table:style-name="ro1">
          <table:table-cell table:style-name="ce2" table:formula="of:=FLOOR(([.A12]-10)/2)" office:value-type="float" office:value="1" calcext:value-type="float">
            <text:p>+1</text:p>
          </table:table-cell>
          <table:table-cell/>
          <table:table-cell table:style-name="ce2" table:formula="of:=[.A14]" office:value-type="float" office:value="1" calcext:value-type="float">
            <text:p>+1</text:p>
          </table:table-cell>
          <table:table-cell table:formula="of:=[.A13]" office:value-type="string" office:string-value="Intelligence" calcext:value-type="string">
            <text:p>Intelligenc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" table:formula="of:=[.A17]" office:value-type="float" office:value="1" calcext:value-type="float">
            <text:p>+1</text:p>
          </table:table-cell>
          <table:table-cell table:formula="of:=[.A16]" office:value-type="string" office:string-value="Wisdom" calcext:value-type="string">
            <text:p>Wisdo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telligence</text:p>
          </table:table-cell>
          <table:table-cell/>
          <table:table-cell table:style-name="ce2" table:formula="of:=[.A20]" office:value-type="float" office:value="1" calcext:value-type="float">
            <text:p>+1</text:p>
          </table:table-cell>
          <table:table-cell table:formula="of:=[.A19]" office:value-type="string" office:string-value="Charisma" calcext:value-type="string">
            <text:p>Charisma</text:p>
          </table:table-cell>
          <table:table-cell table:number-columns-repeated="3"/>
        </table:table-row>
        <table:table-row table:style-name="ro1">
          <table:table-cell table:style-name="ce2" table:formula="of:=FLOOR(([.A15]-10)/2)" office:value-type="float" office:value="1" calcext:value-type="float">
            <text:p>+1</text:p>
          </table:table-cell>
          <table:table-cell/>
          <table:table-cell office:value-type="string" calcext:value-type="string">
            <text:p>Saving Throws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isdom</text:p>
          </table:table-cell>
          <table:table-cell table:number-columns-repeated="2"/>
          <table:table-cell office:value-type="string" calcext:value-type="string">
            <text:p>Acrobatics</text:p>
          </table:table-cell>
          <table:table-cell office:value-type="string" calcext:value-type="string">
            <text:p>(Dex)</text:p>
          </table:table-cell>
          <table:table-cell table:number-columns-repeated="2"/>
        </table:table-row>
        <table:table-row table:style-name="ro1">
          <table:table-cell table:style-name="ce2" table:formula="of:=FLOOR(([.A18]-10)/2)" office:value-type="float" office:value="1" calcext:value-type="float">
            <text:p>+1</text:p>
          </table:table-cell>
          <table:table-cell table:number-columns-repeated="2"/>
          <table:table-cell office:value-type="string" calcext:value-type="string">
            <text:p>Animal Handling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rcan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harisma</text:p>
          </table:table-cell>
          <table:table-cell table:number-columns-repeated="2"/>
          <table:table-cell office:value-type="string" calcext:value-type="string">
            <text:p>Athletics</text:p>
          </table:table-cell>
          <table:table-cell table:number-columns-repeated="3"/>
        </table:table-row>
        <table:table-row table:style-name="ro1">
          <table:table-cell table:style-name="ce2" table:formula="of:=FLOOR(([.A21]-10)/2)" office:value-type="float" office:value="1" calcext:value-type="float">
            <text:p>+1</text:p>
          </table:table-cell>
          <table:table-cell table:number-columns-repeated="2"/>
          <table:table-cell office:value-type="string" calcext:value-type="string">
            <text:p>Deceptio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istor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s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imida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vestiga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edici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atur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cep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formanc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suas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lig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leight of Ha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/>
    </number:number-style>
    <number:number-style style:name="N115P1" style:volatile="true">
      <number:text/>
    </number:number-style>
    <number:number-style style:name="N115P2" style:volatile="true">
      <number:text/>
    </number:number-style>
    <number:text-style style:name="N115">
      <number:tex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0"/>
    </number:number-style>
    <number:number-style style:name="N116P1" style:volatile="true">
      <number:text>-</number:text>
      <number:number number:decimal-places="0" loext:min-decimal-places="0" number:min-integer-digits="0"/>
    </number:number-style>
    <number:number-style style:name="N116">
      <number:number number:decimal-places="0" loext:min-decimal-places="0" number:min-integer-digits="1"/>
      <style:map style:condition="value()&gt;0" style:apply-style-name="N116P0"/>
      <style:map style:condition="value()&lt;0" style:apply-style-name="N116P1"/>
    </number:number-style>
    <number:number-style style:name="N117">
      <number:number number:decimal-places="0" loext:min-decimal-places="0" number:min-integer-digits="0" number:grouping="true"/>
    </number:number-style>
    <number:number-style style:name="N118P0" style:volatile="true">
      <number:number number:decimal-places="0" loext:min-decimal-places="0" number:min-integer-digits="0" number:grouping="true"/>
    </number:number-style>
    <number:number-style style:name="N118P1" style:volatile="true">
      <number:text>-</number:text>
      <number:number number:decimal-places="0" loext:min-decimal-places="0" number:min-integer-digits="0" number:grouping="true"/>
    </number:number-style>
    <number:number-style style:name="N118">
      <number:number number:decimal-places="0" loext:min-decimal-places="0" number:min-integer-digits="1"/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✧</number:text>
    </number:number-style>
    <number:number-style style:name="N119P1" style:volatile="true">
      <number:text>✧</number:text>
    </number:number-style>
    <number:number-style style:name="N119P2" style:volatile="true">
      <number:text/>
    </number:number-style>
    <number:text-style style:name="N119">
      <number:text>✧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+</number:text>
      <number:number number:decimal-places="0" loext:min-decimal-places="0" number:min-integer-digits="0"/>
    </number:number-style>
    <number:number-style style:name="N120P1" style:volatile="true">
      <number:text>-</number:text>
      <number:number number:decimal-places="0" loext:min-decimal-places="0" number:min-integer-digits="0"/>
    </number:number-style>
    <number:number-style style:name="N120">
      <number:text>+</number:text>
      <number:number number:decimal-places="0" loext:min-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1">
      <number:number number:decimal-places="0" loext:min-decimal-places="0" number:min-integer-digits="1"/>
      <number:text> ft</number:text>
    </number:number-style>
    <number:number-style style:name="N122P0" style:volatile="true">
      <number:text>+</number:text>
      <number:number number:decimal-places="0" loext:min-decimal-places="0" number:min-integer-digits="1"/>
    </number:number-style>
    <number:number-style style:name="N122"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P0" style:volatile="true">
      <number:text>+</number:text>
      <number:number number:decimal-places="0" loext:min-decimal-places="0" number:min-integer-digits="0"/>
    </number:number-style>
    <number:number-style style:name="N123">
      <number:text>-</number:text>
      <number:number number:decimal-places="0" loext:min-decimal-places="0" number:min-integer-digits="0"/>
      <style:map style:condition="value()&gt;=0" style:apply-style-name="N123P0"/>
    </number:number-style>
    <number:number-style style:name="N124P0" style:volatile="true">
      <number:text>◉</number:text>
    </number:number-style>
    <number:number-style style:name="N124P1" style:volatile="true">
      <number:text>◉</number:text>
    </number:number-style>
    <number:number-style style:name="N124P2" style:volatile="true">
      <number:text>〇</number:text>
    </number:number-style>
    <number:text-style style:name="N124">
      <number:text>◉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loext:min-decimal-places="2" number:min-integer-digits="1" number:grouping="true"/>
      <number:text> lb.</number:text>
    </number:number-style>
    <number:number-style style:name="N126P0" style:volatile="true">
      <number:number number:decimal-places="2" loext:min-decimal-places="0" number:min-integer-digits="0" number:decimal-replacement="" number:grouping="true"/>
      <number:text> gp</number:text>
    </number:number-style>
    <number:number-style style:name="N126P1" style:volatile="true">
      <number:text>-</number:text>
      <number:number number:decimal-places="2" loext:min-decimal-places="0" number:min-integer-digits="0" number:decimal-replacement="" number:grouping="true"/>
      <number:text> gp</number:text>
    </number:number-style>
    <number:number-style style:name="N126P2" style:volatile="true">
      <number:text>Priceless</number:text>
    </number:number-style>
    <number:text-style style:name="N126"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fraction number:min-integer-digits="0" number:grouping="true" number:min-numerator-digits="1" loext:max-numerator-digits="1" number:min-denominator-digits="1" loext:max-denominator-value="99"/>
    </number:number-style>
    <number:number-style style:name="N128P0" style:volatile="true">
      <number:number number:decimal-places="2" loext:min-decimal-places="2" number:min-integer-digits="0" number:grouping="true"/>
      <number:text> gp</number:text>
    </number:number-style>
    <number:number-style style:name="N128">
      <number:text>-</number:text>
      <number:number number:decimal-places="2" loext:min-decimal-places="2" number:min-integer-digits="0" number:grouping="true"/>
      <number:text> gp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0" number:grouping="true"/>
      <number:text> lb.</number:text>
    </number:number-style>
    <number:number-style style:name="N129">
      <number:text>-</number:text>
      <number:number number:decimal-places="2" loext:min-decimal-places="2" number:min-integer-digits="0" number:grouping="true"/>
      <number:text> lb.</number:text>
      <style:map style:condition="value()&gt;=0" style:apply-style-name="N129P0"/>
    </number:number-style>
    <number:number-style style:name="N130P0" style:volatile="true">
      <number:text>◎</number:text>
    </number:number-style>
    <number:number-style style:name="N130P1" style:volatile="true">
      <number:text>◎</number:text>
    </number:number-style>
    <number:number-style style:name="N130P2" style:volatile="true">
      <number:text>◎</number:text>
    </number:number-style>
    <number:text-style style:name="N130">
      <number:text>◎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loext:min-decimal-places="0" number:min-integer-digits="0"/>
      <number:text> ft.</number:text>
    </number:number-style>
    <number:number-style style:name="N132">
      <number:number number:decimal-places="0" loext:min-decimal-places="0" number:min-integer-digits="0" number:grouping="true"/>
      <number:text> lb.</number:text>
    </number:number-style>
    <number:number-style style:name="N133P0" style:volatile="true">
      <number:text>(+</number:text>
      <number:number number:decimal-places="0" loext:min-decimal-places="0" number:min-integer-digits="0"/>
      <number:text>)</number:text>
    </number:number-style>
    <number:number-style style:name="N133P1" style:volatile="true">
      <number:text>(-</number:text>
      <number:number number:decimal-places="0" loext:min-decimal-places="0" number:min-integer-digits="0"/>
      <number:text>)</number:text>
    </number:number-style>
    <number:number-style style:name="N133">
      <number:text>(+</number:text>
      <number:number number:decimal-places="0" loext:min-decimal-places="0" number:min-integer-digits="1"/>
      <number:text>)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+</number:text>
      <number:number number:decimal-places="0" loext:min-decimal-places="0" number:min-integer-digits="1"/>
    </number:number-style>
    <number:number-style style:name="N134P1" style:volatile="true">
      <number:text>-</number:text>
      <number:number number:decimal-places="0" loext:min-decimal-places="0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8:16:48.717000000</meta:creation-date>
    <meta:generator>LibreOffice/6.1.2.1$Windows_X86_64 LibreOffice_project/65905a128db06ba48db947242809d14d3f9a93fe</meta:generator>
    <dc:date>2018-10-31T19:09:00.015000000</dc:date>
    <meta:editing-duration>PT33M50S</meta:editing-duration>
    <meta:editing-cycles>8</meta:editing-cycles>
    <meta:document-statistic meta:table-count="1" meta:cell-count="59" meta:object-count="0"/>
  </office:meta>
</office:document-meta>
</file>